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4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4"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4" style:family="paragraph" style:parent-style-name="Standard" style:list-style-name="L3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5" style:family="paragraph" style:parent-style-name="Standard" style:list-style-name="L5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6" style:family="paragraph" style:parent-style-name="Standard" style:list-style-name="L6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7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font-size="18pt" fo:language="ru" fo:country="RU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1) баги/недоработки/ошибки</text:span></text:p>
      <text:list xml:id="list1847984924091689108" text:style-name="L4">
        <text:list-item>
          <text:p text:style-name="P1"><text:span text:style-name="T2">Исправить установку позиции/вращения камеры. Она крутится как минимум непонятно вокруг чего.</text:span></text:p>
        </text:list-item>
        <text:list-item>
          <text:p text:style-name="P1"><text:span text:style-name="T2">Возможно есть ошибки при переносе всей папки проекта в другое место. Неверно загружаются текстуры/скрипты и т. д. (все что в файлах короче). Надо посмотреть, так ли это и, если это так, то исправить.</text:span></text:p>
        </text:list-item>
        <text:list-item>
          <text:p text:style-name="P1"><text:span text:style-name="T2">Компиляция </text:span><text:span text:style-name="T5">java </text:span><text:span text:style-name="T2">файлов с </text:span><text:span text:style-name="T5">Core2D.jar </text:span><text:span text:style-name="T2">как </text:span><text:span text:style-name="T5">classpath </text:span><text:span text:style-name="T2">невозможна при </text:span><text:span text:style-name="T5">JDK version &gt; 1.8. </text:span><text:span text:style-name="T2">Не знаю почему. Можно вбить в командную строку &lt;путь до </text:span><text:span text:style-name="T5">javac, </text:span><text:span text:style-name="T2">версия </text:span><text:span text:style-name="T5">jdk</text:span><text:span text:style-name="T2"> которого </text:span><text:span text:style-name="T5">&gt; 1.8 (</text:span><text:span text:style-name="T2">без угловых скобок)</text:span><text:span text:style-name="T5">&gt; -cp &lt;</text:span><text:span text:style-name="T2">путь до </text:span><text:span text:style-name="T5">Core2D.jar (</text:span><text:span text:style-name="T2">без угловых </text:span><text:span text:style-name="T5">скобо</text:span><text:span text:style-name="T2">к</text:span><text:span text:style-name="T5">)&gt; &lt;</text:span><text:span text:style-name="T2">путь до </text:span><text:span text:style-name="T5">java </text:span><text:span text:style-name="T2">файла (без угловых скобок</text:span><text:span text:style-name="T5">)&gt;. </text:span><text:span text:style-name="T2">Должна вывестись ошибка.</text:span></text:p>
        </text:list-item>
        <text:list-item>
          <text:p text:style-name="P1"><text:span text:style-name="T2">Проблема с </text:span><text:span text:style-name="T5">ImGui. </text:span><text:span text:style-name="T2">Если в рантайме произошла ошибка где-то внутри </text:span><text:span text:style-name="T5">begin-end </text:span><text:span text:style-name="T2">блока </text:span><text:span text:style-name="T5">ImGui, </text:span><text:span text:style-name="T2">то </text:span><text:span text:style-name="T5">ImGui </text:span><text:span text:style-name="T2">вылетит с ошибкой о незавершении блока (</text:span><text:span text:style-name="T5">begin </text:span><text:span text:style-name="T2">выполнится, а </text:span><text:span text:style-name="T5">end </text:span><text:span text:style-name="T2">нет). (это может быть не только </text:span><text:span text:style-name="T5">ImGui.begin() </text:span><text:span text:style-name="T2">и </text:span><text:span text:style-name="T5">ImGui.end(), </text:span><text:span text:style-name="T2">но и любая другая похожая конструкция, где есть начало и конец блока). </text:span></text:p>
        </text:list-item>
        <text:list-item>
          <text:p text:style-name="P1"><text:span text:style-name="T2">Исправить поиск доступных </text:span><text:span text:style-name="T5">JDK </text:span><text:span text:style-name="T2">по всему диску </text:span><text:span text:style-name="T5">C (</text:span><text:span text:style-name="T2">сейчас ищется только в папке .</text:span><text:span text:style-name="T5">jdks). </text:span><text:span text:style-name="T2">Есть более быстрый способ найти доступные </text:span><text:span text:style-name="T5">JDKs. </text:span><text:span text:style-name="T2">Также сделать </text:span><text:span text:style-name="T5">TimeOut </text:span><text:span text:style-name="T2">для данной задачи. Для этого есть класс </text:span><text:span text:style-name="T5">Timer </text:span><text:span text:style-name="T2">в </text:span><text:span text:style-name="T5">Core2D.</text:span></text:p>
        </text:list-item>
        <text:list-item>
          <text:p text:style-name="P2"><text:span text:style-name="T3">Ну и походу дела, если заметили какие-либо ошибки нужно исправлять</text:span></text:p>
        </text:list-item>
      </text:list>
      <text:p text:style-name="Standard"><text:span text:style-name="T6">2) код</text:span></text:p>
      <text:list xml:id="list6231871613136306172" text:style-name="L3">
        <text:list-item>
          <text:p text:style-name="P4">Почистить код как в <text:span text:style-name="T4">Core2D, </text:span>так и в самом <text:span text:style-name="T4">Engine </text:span>(сначала надо в <text:span text:style-name="T4">Core2D). </text:span>Убрать лишние классы, оптимизировать, если какие-либо пакеты можно сгруппировать, то сгруппировать и т.д.</text:p>
        </text:list-item>
        <text:list-item>
          <text:p text:style-name="P4"><text:span text:style-name="T4"><text:s/></text:span>Написать документацию к <text:span text:style-name="T4">Core2D </text:span>буквально к каждому классу, методу и полю (если они конечно могут вызвать вопросы. Геттеры, которые просто возвращают значение документировать не надо (если значение в геттере не изменяется конечно). Тоже самое с сеттерами — если внутри сеттера происходят доп. Операции, то документировать).</text:p>
        </text:list-item>
      </text:list>
      <text:p text:style-name="P9">3) что нужно сделать для выхода первой версии <text:span text:style-name="T4">SungearEngine2D</text:span></text:p>
      <text:list xml:id="list5958741824049679809" text:style-name="L5">
        <text:list-item>
          <text:p text:style-name="P5">Задокументировать весь <text:span text:style-name="T4">Core2</text:span></text:p>
        </text:list-item>
        <text:list-item>
          <text:p text:style-name="P5">Исправить некоторые вещи с билдом игр:</text:p>
        </text:list-item>
      </text:list>
      <text:list xml:id="list5321877279456196407" text:style-name="L6">
        <text:list-item>
          <text:p text:style-name="P6">Сейчас игра собирается в <text:span text:style-name="T4">jar </text:span>файл. Нужно собирать в <text:span text:style-name="T4">exe </text:span>файл (в в зависимости от платформы для билда короче).</text:p>
        </text:list-item>
        <text:list-item>
          <text:p text:style-name="P6">В окне билда игры нужно сделать дочерний элемент с выбором <text:soft-page-break/>всех сцен, входящих в билд. Сверху над дочерним элементом так и должно быть написано: выберите сцены, которые будут входить в билд (по английски). Ну и соответственно чекбоксы рядом.</text:p>
        </text:list-item>
        <text:list-item>
          <text:p text:style-name="P6">Сделать ниже дочернего элемента другой дочерний элемент с выбором платформы. Должна быть иконка платформы и рядом её название.</text:p>
        </text:list-item>
        <text:list-item>
          <text:p text:style-name="P6">Поместить билд игры в отдельный поток.</text:p>
        </text:list-item>
        <text:list-item>
          <text:p text:style-name="P6">Если главная сцена не выбрана, то запрещать билдить игру. (Сейчас просто сделано предупреждение, то что не выбрана главная сцена, но билд можно продолжить). Билд без главной сцены может вызвать ошибки.</text:p>
        </text:list-item>
      </text:list>
      <text:list xml:id="list5122327881060419690" text:style-name="L7">
        <text:list-item>
          <text:p text:style-name="P7">Добавить звуки. Добавить для них редактор (вкладка редактора должна быть рядом со вкладкой <text:span text:style-name="T4">SceneView </text:span>и <text:span text:style-name="T4">GameView. </text:span>Должна мочь закрываться). То есть нужно добавить классы <text:span text:style-name="T4">Audio, AudioComponent </text:span>для объектов и другие классы, которые могут понадобиться. Звуки должны быть как<text:span text:style-name="T4"> Worldspace (</text:span>объемные звуки), так и <text:span text:style-name="T4">Background (</text:span>фоновые звуки). В <text:span text:style-name="T4">AudioComponent </text:span>должно быть поле с путем до звука (в это поле можно будет перетащить <text:span text:style-name="T4">mp3, wav </text:span>и другие файлы, и звук соответственно изменится). Так должна быть кнопка <text:span text:style-name="T4">Edit, </text:span>которая открывает тот самый редактор звуков. В редакторе звуков нужно сделать все возможный ползунки и т. д. для изменения звука. Короче все, что возможно изменить в звуке должно быть изменено. Должны быть кнопки <text:span text:style-name="T4">Save to file, </text:span>которая будет открывать окно с выбором пути для сохранения нового звука (если конечно возможно сохранить звук измененный), <text:span text:style-name="T4">Save, </text:span>которая просто сохраняет изменения для звука для данного <text:span text:style-name="T4">AudioComponent </text:span>в данном объекте и кнопка <text:span text:style-name="T4">Restore to default, </text:span>которая просто восстанавливает дефолтные настройки звука (то есть настройки для данного звука должны загрузиться из файла данного звука). Соотвественно, при закрытии редактора звуков, если есть в редакторе какой-либо измененный звук, то вызвать окно, с теми же тремя кнопками, только кнопка <text:span text:style-name="T4">Restore to default </text:span>должна быть заменена на <text:span text:style-name="T4">Cancel</text:span>,<text:span text:style-name="T4"> </text:span>которое <text:s/>предупреждает пользователя о том, что звук не сохране.</text:p>
        </text:list-item>
      </text:list>
      <text:p text:style-name="P3"/>
      <text:p text:style-name="P9">Примечания: все возможности, которые могут быть добавлены в игру, должны быть реализованы в <text:span text:style-name="T4">Core2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24S</meta:editing-duration>
    <meta:editing-cycles>4</meta:editing-cycles>
    <meta:generator>OpenOffice/4.1.13$Win32 OpenOffice.org_project/4113m1$Build-9810</meta:generator>
    <dc:date>2022-10-02T14:01:35.14</dc:date>
    <meta:document-statistic meta:table-count="0" meta:image-count="0" meta:object-count="0" meta:page-count="2" meta:paragraph-count="20" meta:word-count="621" meta:character-count="4051"/>
    <meta:user-defined meta:name="Info 1"/>
    <meta:user-defined meta:name="Info 2"/>
    <meta:user-defined meta:name="Info 3"/>
    <meta:user-defined meta:name="Info 4"/>
  </office:meta>
</office:document-meta>
</file>